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29d8" officeooo:paragraph-rsid="001529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 pcs -58ru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4T22:38:14.534000000</dc:date>
    <meta:editing-duration>PT26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1.3.2$Windows_X86_64 LibreOffice_project/47f78053abe362b9384784d31a6e56f8511eb1c1</meta:generator>
  </office:meta>
</office:document-meta>
</file>